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1.25in" text:min-label-width="0.275in" text:list-level-position-and-space-mode="label-alignment">
          <style:list-level-label-alignment text:label-followed-by="listtab" fo:margin-left="1.525in" fo:text-indent="-0.27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1" style:parent-style-name="Standard" style:family="paragraph">
      <style:paragraph-properties fo:text-align="center" fo:line-height="150%"/>
      <style:text-properties style:font-name-complex="Times New Roman" style:font-size-complex="14pt"/>
    </style:style>
    <style:style style:name="P12" style:parent-style-name="Standard" style:family="paragraph">
      <style:paragraph-properties fo:text-align="center" fo:line-height="150%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P27" style:parent-style-name="Standard" style:family="paragraph">
      <style:paragraph-properties fo:text-align="center" fo:line-height="150%"/>
    </style:style>
    <style:style style:name="P28" style:parent-style-name="Standard" style:family="paragraph">
      <style:paragraph-properties fo:text-align="center" fo:line-height="150%"/>
    </style:style>
    <style:style style:name="P29" style:parent-style-name="Standard" style:family="paragraph">
      <style:paragraph-properties fo:text-align="center" fo:line-height="150%"/>
    </style:style>
    <style:style style:name="P30" style:parent-style-name="Standard" style:family="paragraph">
      <style:paragraph-properties fo:line-height="100%" fo:margin-left="3.4416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32" style:parent-style-name="Standard" style:family="paragraph">
      <style:paragraph-properties fo:line-height="100%" fo:margin-left="3.4416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34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35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36" style:parent-style-name="Standard" style:family="paragraph">
      <style:paragraph-properties fo:line-height="100%" fo:margin-left="3.4416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38" style:parent-style-name="Standard" style:family="paragraph">
      <style:paragraph-properties fo:line-height="100%" fo:margin-left="3.4416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0" style:parent-style-name="Standard" style:family="paragraph">
      <style:paragraph-properties fo:line-height="100%" fo:margin-left="3.4416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2" style:parent-style-name="Standard" style:family="paragraph">
      <style:paragraph-properties fo:line-height="100%" fo:margin-left="3.4416in">
        <style:tab-stops/>
      </style:paragraph-properties>
      <style:text-properties fo:font-size="13pt" style:font-size-asian="13pt" style:font-size-complex="13pt"/>
    </style:style>
    <style:style style:name="P43" style:parent-style-name="Standard" style:family="paragraph">
      <style:paragraph-properties fo:line-height="100%" fo:margin-left="3.4416in">
        <style:tab-stops/>
      </style:paragraph-properties>
      <style:text-properties fo:font-size="13pt" style:font-size-asian="13pt" style:font-size-complex="13pt"/>
    </style:style>
    <style:style style:name="P44" style:parent-style-name="Standard" style:family="paragraph">
      <style:paragraph-properties fo:line-height="100%" fo:margin-left="3.4416in">
        <style:tab-stops/>
      </style:paragraph-properties>
      <style:text-properties fo:font-size="13pt" style:font-size-asian="13pt" style:font-size-complex="13pt"/>
    </style:style>
    <style:style style:name="P45" style:parent-style-name="Standard" style:family="paragraph">
      <style:paragraph-properties fo:text-align="center" fo:line-height="0.1576in"/>
    </style:style>
    <style:style style:name="T46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7" style:parent-style-name="Standard" style:family="paragraph">
      <style:paragraph-properties fo:text-align="center" fo:line-height="0.1576in"/>
    </style:style>
    <style:style style:name="T48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9" style:parent-style-name="Standard" style:family="paragraph">
      <style:paragraph-properties fo:text-align="center" fo:line-height="150%"/>
    </style:style>
    <style:style style:name="T50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T51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T52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" style:parent-style-name="Абзацсписка" style:list-style-name="WWNum1" style:family="paragraph">
      <style:paragraph-properties fo:text-align="justify" fo:margin-bottom="0in" fo:line-height="150%" fo:margin-left="0in" fo:text-indent="0in">
        <style:tab-stops/>
      </style:paragraph-properties>
    </style:style>
    <style:style style:name="T5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56" style:parent-style-name="Абзацсписка" style:family="paragraph">
      <style:paragraph-properties fo:text-align="justify" fo:margin-bottom="0in" fo:line-height="150%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65" style:parent-style-name="Абзацсписка" style:list-style-name="WWNum1" style:family="paragraph">
      <style:paragraph-properties fo:text-align="justify" fo:margin-bottom="0in" fo:line-height="150%"/>
    </style:style>
    <style:style style:name="T6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67" style:parent-style-name="Абзацсписка" style:family="paragraph">
      <style:paragraph-properties fo:text-align="justify" fo:margin-bottom="0in" fo:line-height="150%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71" style:parent-style-name="Абзацсписка" style:list-style-name="WWNum1" style:family="paragraph">
      <style:paragraph-properties fo:text-align="justify" fo:margin-bottom="0in" fo:line-height="150%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73" style:parent-style-name="Абзацсписка" style:family="paragraph">
      <style:paragraph-properties fo:text-align="justify" fo:margin-bottom="0in" fo:line-height="150%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75" style:parent-style-name="Абзацсписка" style:list-style-name="WWNum1" style:family="paragraph">
      <style:paragraph-properties fo:text-align="justify" fo:margin-bottom="0in" fo:line-height="150%"/>
    </style:style>
    <style:style style:name="T7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77" style:parent-style-name="Абзацсписка" style:list-style-name="WWNum1" style:family="paragraph">
      <style:paragraph-properties fo:text-align="justify" fo:margin-bottom="0in" fo:line-height="150%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79" style:parent-style-name="Абзацсписка" style:family="paragraph">
      <style:paragraph-properties fo:text-align="justify" fo:margin-bottom="0in" fo:line-height="150%" fo:margin-left="0.4472in">
        <style:tab-stops/>
      </style:paragraph-properties>
      <style:text-properties style:font-name="Times New Roman" style:font-name-complex="Times New Roman" fo:font-size="14pt" style:font-size-asian="14pt" style:font-size-complex="13pt"/>
    </style:style>
    <style:style style:name="P80" style:parent-style-name="Абзацсписка" style:family="paragraph">
      <style:paragraph-properties fo:text-align="justify" fo:margin-bottom="0in" fo:line-height="150%" fo:margin-left="0.4472in">
        <style:tab-stops/>
      </style:paragraph-properties>
      <style:text-properties style:font-name="Times New Roman" style:font-name-complex="Times New Roman" fo:font-size="14pt" style:font-size-asian="14pt" style:font-size-complex="13pt"/>
    </style:style>
    <style:style style:name="P81" style:parent-style-name="Абзацсписка" style:family="paragraph">
      <style:paragraph-properties fo:text-align="justify" fo:margin-bottom="0in" fo:line-height="150%" fo:margin-left="0.4472in">
        <style:tab-stops/>
      </style:paragraph-properties>
      <style:text-properties style:font-name="Times New Roman" style:font-name-complex="Times New Roman" fo:font-size="14pt" style:font-size-asian="14pt" style:font-size-complex="13pt"/>
    </style:style>
    <style:style style:name="P82" style:parent-style-name="Абзацсписка" style:list-style-name="WWNum1" style:family="paragraph">
      <style:paragraph-properties fo:text-align="justify" fo:margin-bottom="0in" fo:line-height="150%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84" style:parent-style-name="Абзацсписка" style:list-style-name="WWNum1" style:family="paragraph">
      <style:paragraph-properties fo:text-align="justify" fo:margin-bottom="0in" fo:line-height="150%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87" style:parent-style-name="Абзацсписка" style:list-style-name="LFO3" style:family="paragraph">
      <style:paragraph-properties fo:text-align="justify" fo:margin-bottom="0in" fo:line-height="150%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3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91" style:parent-style-name="Абзацсписка" style:family="paragraph">
      <style:paragraph-properties fo:text-align="justify" fo:margin-bottom="0in" fo:line-height="150%" fo:margin-left="1.525in">
        <style:tab-stops/>
      </style:paragraph-properties>
      <style:text-properties style:font-name="Times New Roman" style:font-name-complex="Times New Roman" fo:font-size="14pt" style:font-size-asian="14pt" style:font-size-complex="13pt"/>
    </style:style>
    <style:style style:name="P92" style:parent-style-name="Абзацсписка" style:list-style-name="LFO3" style:family="paragraph">
      <style:paragraph-properties fo:text-align="justify" fo:margin-bottom="0in" fo:line-height="150%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95" style:parent-style-name="Абзацсписка" style:family="paragraph">
      <style:paragraph-properties fo:text-align="justify" fo:margin-bottom="0in" fo:line-height="150%" fo:margin-left="1.525in">
        <style:tab-stops/>
      </style:paragraph-properties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97" style:parent-style-name="Абзацсписка" style:list-style-name="LFO3" style:family="paragraph">
      <style:paragraph-properties fo:text-align="justify" fo:margin-bottom="0in" fo:line-height="150%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3pt" fo:language="en" fo:country="US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3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05" style:parent-style-name="Абзацсписка" style:list-style-name="LFO3" style:family="paragraph">
      <style:paragraph-properties fo:text-align="justify" fo:margin-bottom="0in" fo:line-height="150%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3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3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20" style:parent-style-name="Абзацсписка" style:list-style-name="LFO3" style:family="paragraph">
      <style:paragraph-properties fo:text-align="justify" fo:margin-bottom="0in" fo:line-height="150%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22" style:parent-style-name="Абзацсписка" style:list-style-name="WWNum1" style:family="paragraph">
      <style:paragraph-properties fo:text-align="justify" fo:margin-bottom="0in" fo:line-height="150%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25" style:parent-style-name="Абзацсписка" style:list-style-name="WWNum1" style:family="paragraph">
      <style:paragraph-properties fo:text-align="justify" fo:margin-bottom="0in" fo:line-height="150%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34" style:parent-style-name="Абзацсписка" style:list-style-name="WWNum1" style:family="paragraph">
      <style:paragraph-properties fo:text-align="justify" fo:margin-bottom="0in" fo:line-height="150%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36" style:parent-style-name="Абзацсписка" style:list-style-name="WWNum1" style:family="paragraph">
      <style:paragraph-properties fo:text-align="justify" fo:margin-bottom="0in" fo:line-height="150%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38" style:parent-style-name="Абзацсписка" style:list-style-name="WWNum1" style:family="paragraph">
      <style:paragraph-properties fo:text-align="justify" fo:line-height="150%"/>
    </style:style>
    <style:style style:name="T13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T14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141" style:parent-style-name="Абзацсписка" style:list-style-name="WWNum1" style:family="paragraph">
      <style:paragraph-properties fo:text-align="justify" fo:line-height="150%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44" style:parent-style-name="Абзацсписка" style:list-style-name="WWNum1" style:family="paragraph">
      <style:paragraph-properties fo:text-align="justify" fo:line-height="150%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46" style:parent-style-name="Абзацсписка" style:list-style-name="WWNum1" style:family="paragraph">
      <style:paragraph-properties fo:text-align="justify" fo:line-height="150%"/>
    </style:style>
    <style:style style:name="T14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148" style:parent-style-name="Абзацсписка" style:list-style-name="WWNum1" style:family="paragraph">
      <style:paragraph-properties fo:text-align="justify" fo:line-height="150%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3" style:parent-style-name="Абзацсписка" style:list-style-name="WWNum1" style:family="paragraph">
      <style:paragraph-properties fo:text-align="justify" fo:line-height="150%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55" style:parent-style-name="Абзацсписка" style:list-style-name="WWNum1" style:family="paragraph">
      <style:paragraph-properties fo:text-align="justify" fo:line-height="150%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57" style:parent-style-name="Абзацсписка" style:list-style-name="WWNum1" style:family="paragraph">
      <style:paragraph-properties fo:text-align="justify" fo:line-height="150%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61" style:parent-style-name="Абзацсписка" style:list-style-name="WWNum1" style:family="paragraph">
      <style:paragraph-properties fo:text-align="justify" fo:line-height="150%"/>
    </style:style>
    <style:style style:name="T16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163" style:parent-style-name="Абзацсписка" style:list-style-name="WWNum1" style:family="paragraph">
      <style:paragraph-properties fo:text-align="justify" fo:line-height="150%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65" style:parent-style-name="Абзацсписка" style:list-style-name="WWNum1" style:family="paragraph">
      <style:paragraph-properties fo:text-align="justify" fo:line-height="150%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67" style:parent-style-name="Абзацсписка" style:list-style-name="WWNum1" style:family="paragraph">
      <style:paragraph-properties fo:text-align="justify" fo:line-height="150%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70" style:parent-style-name="Абзацсписка" style:family="paragraph">
      <style:paragraph-properties fo:margin-bottom="0in" fo:line-height="150%" fo:margin-left="1.25in">
        <style:tab-stops/>
      </style:paragraph-properties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</text:span></text:p>
      <text:p text:style-name="P3"><text:span text:style-name="T4">Минобрнауки России</text:span></text:p>
      <text:p text:style-name="P5"><text:span text:style-name="T6">ВЫСШЕЕ ПРОФЕССИОНАЛЬНОЕ ОБРАЗОВАНИЕ</text:span></text:p>
      <text:p text:style-name="P7"><text:span text:style-name="T8">«Костромской государственный университет»</text:span></text:p>
      <text:p text:style-name="P9"><text:span text:style-name="T10">(ФГБОУ КГУ)</text:span></text:p>
      <text:p text:style-name="P11"/>
      <text:p text:style-name="P12"><text:span text:style-name="T13">Институт<text:s/></text:span><text:span text:style-name="T14">автоматизированных систем и технологий</text:span></text:p>
      <text:p text:style-name="P15"><text:span text:style-name="T16">Кафедра информационных систем и технологий</text:span></text:p>
      <text:p text:style-name="P17"/>
      <text:p text:style-name="P18"/>
      <text:p text:style-name="P19"><text:span text:style-name="T20">Техническое задание</text:span></text:p>
      <text:p text:style-name="P21"><text:span text:style-name="T22">по дисциплине «Технология программирования» на тему:</text:span></text:p>
      <text:p text:style-name="P23"><text:span text:style-name="T24">«Методы сортировки</text:span><text:span text:style-name="T25">»</text:span></text:p>
      <text:p text:style-name="P26"/>
      <text:p text:style-name="P27"/>
      <text:p text:style-name="P28"/>
      <text:p text:style-name="P29"/>
      <text:p text:style-name="P30"><text:span text:style-name="T31">Выполнили: <text:s text:c="11"/></text:span></text:p>
      <text:p text:style-name="P32"><text:span text:style-name="T33">Г</text:span><text:span text:style-name="T34">руппа:<text:s/></text:span><text:span text:style-name="T35"><text:s text:c="27"/>15-ИС-2</text:span></text:p>
      <text:p text:style-name="P36"><text:span text:style-name="T37">Проверила и утвердила: Киприна Л.Ю.</text:span></text:p>
      <text:p text:style-name="P38"><text:span text:style-name="T39">_______________________________</text:span></text:p>
      <text:p text:style-name="P40"><text:span text:style-name="T41">«___»_____________________2017г</text:span></text:p>
      <text:p text:style-name="P42"/>
      <text:p text:style-name="P43"/>
      <text:p text:style-name="P44"/>
      <text:p text:style-name="P45"><text:span text:style-name="T46">Кострома</text:span></text:p>
      <text:p text:style-name="P47"><text:span text:style-name="T48">2017</text:span></text:p>
      <text:p text:style-name="P49"><text:span text:style-name="T50">Техническое задание на разработку</text:span><text:span text:style-name="T51"><text:s/>программы</text:span><text:span text:style-name="T52"><text:s/></text:span><text:span text:style-name="T53">«Методы сортировки»</text:span></text:p>
      <text:list text:style-name="WWNum1">
        <text:list-item text:start-value="1">
          <text:p text:style-name="P54"><text:span text:style-name="T55">Введение.</text:span></text:p>
        </text:list-item>
      </text:list>
      <text:p text:style-name="P56"><text:span text:style-name="T57">«Методы сортировки»</text:span><text:span text:style-name="T58">. Программа<text:s/></text:span><text:span text:style-name="T59">для<text:s/></text:span><text:span text:style-name="T60">использования и анализа методов сортировки</text:span><text:span text:style-name="T61"><text:s/>массива</text:span><text:span text:style-name="T62"><text:s/></text:span><text:span text:style-name="T63">целых чисел</text:span><text:span text:style-name="T64">.</text:span></text:p>
      <text:list text:style-name="WWNum1" text:continue-numbering="true">
        <text:list-item>
          <text:p text:style-name="P65"><text:span text:style-name="T66">Основания для разработки.</text:span></text:p>
        </text:list-item>
      </text:list>
      <text:p text:style-name="P67"><text:span text:style-name="T68">Разработка ведётся на основании задания<text:s/></text:span><text:span text:style-name="T69">по дисциплине «Технология программирования»</text:span><text:span text:style-name="T70">.</text:span></text:p>
      <text:list text:style-name="WWNum1" text:continue-numbering="true">
        <text:list-item>
          <text:p text:style-name="P71"><text:span text:style-name="T72">Назначение разработки.</text:span></text:p>
        </text:list-item>
      </text:list>
      <text:p text:style-name="P73"><text:span text:style-name="T74">Продемонстрировать умение работать в команде, вести производство программного продукта от идеи до конечной реализации.</text:span></text:p>
      <text:list text:style-name="WWNum1" text:continue-numbering="true">
        <text:list-item>
          <text:p text:style-name="P75"><text:span text:style-name="T76">Требования к программному продукту.</text:span></text:p>
          <text:list text:continue-numbering="true">
            <text:list-item>
              <text:p text:style-name="P77"><text:span text:style-name="T78">Вольное описание</text:span></text:p>
            </text:list-item>
          </text:list>
        </text:list-item>
      </text:list>
      <text:p text:style-name="P79">Запуск происходит через исполняемый файл. Запущенная программа представляет из себя форму с кнопками и другими элементами, позволяющими вызвать нужный метод сортировки, параметром которого будет являться выбранный текстовый файл.</text:p>
      <text:p text:style-name="P80">При отработке метода программа должна собрать о нём информацию и сохранить в удобном для предоставления формате.</text:p>
      <text:p text:style-name="P81">После чего, по нажатию на кнопку, вызывается новая форма, демонстрирующая график работы метода. При проверке нескольких методов, вызванная форма может отобразить их все разными цветами.</text:p>
      <text:list text:style-name="WWNum1" text:continue-numbering="true">
        <text:list-item>
          <text:list>
            <text:list-item>
              <text:p text:style-name="P82"><text:span text:style-name="T83">Основные функции</text:span></text:p>
              <text:list text:continue-numbering="true">
                <text:list-item>
                  <text:p text:style-name="P84"><text:span text:style-name="T85">Г</text:span><text:span text:style-name="T86">лавное меню содержит:<text:s/></text:span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87"><text:span text:style-name="T88">TextBox</text:span><text:span text:style-name="T89">, в котором прописывается путь (полный или не полный) до текстового файла, требующего сортировки.</text:span><text:span text:style-name="T90"><text:s/>При вводе недопустимых для пути символов и конструкций выводится сообщение об «ошибке ввода пути».</text:span></text:p>
        </text:list-item>
      </text:list>
      <text:p text:style-name="P91">Если искомый текстовый файл не существует, выводится сообщение о его отсутствии.</text:p>
      <text:list text:style-name="LFO3" text:continue-numbering="true">
        <text:list-item>
          <text:p text:style-name="P92"><text:span text:style-name="T93">Кнопка запуска программы.</text:span><text:span text:style-name="T94"><text:s/>Все ошибки описаны при описании элементов из-за которых они могут произойти.</text:span></text:p>
        </text:list-item>
      </text:list>
      <text:p text:style-name="P95"><text:span text:style-name="T96">Однако на самом деле сообщения об ошибках обрабатываются после нажатия кнопки пуска.</text:span></text:p>
      <text:list text:style-name="LFO3" text:continue-numbering="true">
        <text:list-item>
          <text:p text:style-name="P97"><text:span text:style-name="T98">Label</text:span><text:span text:style-name="T99">, находящийся рядом с<text:s/></text:span><text:span text:style-name="T100">TextBox</text:span><text:span text:style-name="T101"><text:s/>и с</text:span><text:span text:style-name="T102">одержащий<text:s/></text:span><text:span text:style-name="T103">величину массива для сортировки.</text:span><text:span text:style-name="T104"><text:s/>Является пустым до запуска программы. Обнуляется (становится пустым) при некорректных запусках.</text:span></text:p>
        </text:list-item>
        <text:list-item>
          <text:p text:style-name="P105"><text:span text:style-name="T106">RichText</text:span><text:span text:style-name="T107">Box</text:span><text:span text:style-name="T108">, в который кратко записываю</text:span><text:span text:style-name="T109">тся результаты работы методов в формате:<text:s/></text:span><text:span text:style-name="T110">[</text:span><text:span text:style-name="T111">Имя метода</text:span><text:span text:style-name="T112">]</text:span><text:span text:style-name="T113"><text:s/></text:span><text:span text:style-name="T114">[</text:span><text:span text:style-name="T115">Время работы метода</text:span><text:span text:style-name="T116">]</text:span><text:span text:style-name="T117">.</text:span><text:span text:style-name="T118"><text:s/></text:span><text:span text:style-name="T119">Каждый новый метод с новой строки. Элемент должен быть только для чтения и изменяем программой.</text:span></text:p>
        </text:list-item>
        <text:list-item>
          <text:p text:style-name="P120"><text:span text:style-name="T121">Кнопку запуска новой формы, отображающей график работы методов. До успешного запуска методов и при уже открытом графике кнопка должна быть неактивна.</text:span></text:p>
        </text:list-item>
      </text:list>
      <text:list text:style-name="WWNum1" text:continue-numbering="true">
        <text:list-item>
          <text:list>
            <text:list-item>
              <text:p text:style-name="P122"><text:span text:style-name="T123">О</text:span><text:span text:style-name="T124">рганизация входных данных</text:span></text:p>
              <text:list text:continue-numbering="true">
                <text:list-item>
                  <text:p text:style-name="P125"><text:span text:style-name="T126">В тестовом файле, содержащем неотсортированный массив чисел, могут находиться только числа, отделённые</text:span><text:span text:style-name="T127"><text:s/></text:span><text:span text:style-name="T128">пробелами.</text:span><text:span text:style-name="T129"><text:s/>При несоответствии файла условию программа выводит сообщение ошибки об<text:s/></text:span><text:span text:style-name="T130">«</text:span><text:span text:style-name="T131">использовании недопустимых символов</text:span><text:span text:style-name="T132">»</text:span><text:span text:style-name="T133">.</text:span></text:p>
                </text:list-item>
              </text:list>
            </text:list-item>
            <text:list-item>
              <text:p text:style-name="P134"><text:span text:style-name="T135">Организация выходных данных</text:span></text:p>
              <text:list text:continue-numbering="true">
                <text:list-item>
                  <text:p text:style-name="P136"><text:span text:style-name="T137">Выходная информация выводится с помощью графика, на котором изображено отношение длительности работы метода к величине обрабатываемого массива. График должен поддерживать возможности приближения, сравнения работы разных методов, скрытия информации о лишних методах.</text:span></text:p>
                </text:list-item>
              </text:list>
            </text:list-item>
          </text:list>
        </text:list-item>
        <text:list-item>
          <text:p text:style-name="P138"><text:span text:style-name="T139">Т</text:span><text:span text:style-name="T140">ребования к программной совместимости.</text:span></text:p>
          <text:list text:continue-numbering="true">
            <text:list-item>
              <text:p text:style-name="P141"><text:span text:style-name="T142"><text:s/>Программный продукт работает на ЭВМ с установленным<text:s/></text:span><text:span text:style-name="T143">Framework 4.0</text:span></text:p>
            </text:list-item>
            <text:list-item>
              <text:p text:style-name="P144"><text:span text:style-name="T145"><text:s/>Разработка осуществляется на языке C# в среде разработки Visual Studio 2013.</text:span></text:p>
            </text:list-item>
          </text:list>
        </text:list-item>
        <text:list-item>
          <text:p text:style-name="P146"><text:span text:style-name="T147">Требования к программной документации.</text:span></text:p>
          <text:list text:continue-numbering="true">
            <text:list-item>
              <text:p text:style-name="P148"><text:span text:style-name="T149">Разрабатываемые программные модули должн</text:span><text:span text:style-name="T150">ы быть само-документируемые, т.</text:span><text:span text:style-name="T151">е. тексты программ должны содержать все необходимые к</text:span><text:span text:style-name="T152">омментарии.</text:span></text:p>
            </text:list-item>
            <text:list-item>
              <text:p text:style-name="P153"><text:span text:style-name="T154"><text:s/>Техническое задание на разработку</text:span></text:p>
            </text:list-item>
            <text:list-item>
              <text:p text:style-name="P155"><text:span text:style-name="T156">Тестовую документацию, содержащую основные тесты и результаты работы программы.</text:span></text:p>
            </text:list-item>
            <text:list-item>
              <text:p text:style-name="P157"><text:span text:style-name="T158">Пояснительная записка<text:s/></text:span><text:span text:style-name="T159">проекту, соответствующая</text:span><text:span text:style-name="T160"><text:s/>требованиям ГОСТ 19.404-79</text:span></text:p>
            </text:list-item>
          </text:list>
        </text:list-item>
        <text:list-item>
          <text:p text:style-name="P161"><text:span text:style-name="T162">Порядок контроля и приемки.</text:span></text:p>
          <text:list text:continue-numbering="true">
            <text:list-item>
              <text:p text:style-name="P163"><text:span text:style-name="T164"><text:s/>Контроль и приемка программы осуществляются на основании ниже представленного</text:span></text:p>
              <text:list text:continue-numbering="true">
                <text:list-item>
                  <text:p text:style-name="P165"><text:span text:style-name="T166">Исполняемого файла программы</text:span></text:p>
                </text:list-item>
                <text:list-item>
                  <text:p text:style-name="P167"><text:span text:style-name="T168">Файла с исходными текстами программы</text:span><text:span text:style-name="T169"><text:s/>и документацией</text:span></text:p>
                </text:list-item>
              </text:list>
            </text:list-item>
          </text:list>
        </text:list-item>
      </text:list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1.25in" text:min-label-width="0.275in" text:list-level-position-and-space-mode="label-alignment">
          <style:list-level-label-alignment text:label-followed-by="listtab" fo:margin-left="1.525in" fo:text-indent="-0.27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ленка Балакирева</meta:initial-creator>
    <dc:creator>Дом</dc:creator>
    <meta:creation-date>2015-03-03T19:27:00Z</meta:creation-date>
    <dc:date>2017-04-08T00:06:00Z</dc:date>
    <meta:print-date>2016-06-29T04:55:00Z</meta:print-date>
    <meta:template xlink:href="Normal" xlink:type="simple"/>
    <meta:editing-cycles>17</meta:editing-cycles>
    <meta:editing-duration>PT27360S</meta:editing-duration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7" meta:word-count="581" meta:character-count="3886" meta:row-count="27" meta:non-whitespace-character-count="3312"/>
  </office:meta>
</office:document-meta>
</file>